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6875in" fo:margin-left="0.6292in" table:align="left"/>
    </style:style>
    <style:style style:name="Table1.A" style:family="table-column">
      <style:table-column-properties style:column-width="1.1875in"/>
    </style:style>
    <style:style style:name="Table1.B" style:family="table-column">
      <style:table-column-properties style:column-width="0.5in"/>
    </style:style>
    <style:style style:name="Table1.C" style:family="table-column">
      <style:table-column-properties style:column-width="0.4375in"/>
    </style:style>
    <style:style style:name="Table1.F" style:family="table-column">
      <style:table-column-properties style:column-width="0.5625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2" style:family="table-row">
      <style:table-row-properties style:min-row-height="0.3549in"/>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size="16pt" officeooo:rsid="001d6ac7" officeooo:paragraph-rsid="001d6ac7" style:font-size-asian="16pt" style:font-size-complex="16pt"/>
    </style:style>
    <style:style style:name="P2" style:family="paragraph" style:parent-style-name="Standard" style:list-style-name="L1">
      <loext:graphic-properties draw:fill="solid" draw:fill-color="#ffffff"/>
      <style:paragraph-properties fo:background-color="#ffffff"/>
      <style:text-properties fo:font-size="16pt" officeooo:rsid="0008f6d9" officeooo:paragraph-rsid="000e3a7e" style:font-size-asian="16pt" style:font-size-complex="16pt"/>
    </style:style>
    <style:style style:name="P3" style:family="paragraph" style:parent-style-name="Standard" style:list-style-name="L1">
      <loext:graphic-properties draw:fill="solid" draw:fill-color="#ffffff"/>
      <style:paragraph-properties fo:background-color="#ffffff"/>
      <style:text-properties fo:font-size="16pt" officeooo:paragraph-rsid="000e3a7e" style:font-size-asian="16pt" style:font-size-complex="16pt"/>
    </style:style>
    <style:style style:name="P4" style:family="paragraph" style:parent-style-name="Standard" style:list-style-name="L1">
      <loext:graphic-properties draw:fill="solid" draw:fill-color="#ffffff"/>
      <style:paragraph-properties fo:background-color="#ffffff"/>
      <style:text-properties fo:font-size="16pt" officeooo:paragraph-rsid="001f9c04" style:font-size-asian="16pt" style:font-size-complex="16pt"/>
    </style:style>
    <style:style style:name="P5" style:family="paragraph" style:parent-style-name="Standard" style:list-style-name="L1">
      <loext:graphic-properties draw:fill="solid" draw:fill-color="#ffffff"/>
      <style:paragraph-properties fo:background-color="#ffffff"/>
      <style:text-properties fo:font-size="16pt" officeooo:paragraph-rsid="000f7c98" style:font-size-asian="16pt" style:font-size-complex="16pt"/>
    </style:style>
    <style:style style:name="P6" style:family="paragraph" style:parent-style-name="Standard" style:list-style-name="L1">
      <loext:graphic-properties draw:fill="solid" draw:fill-color="#ffffff"/>
      <style:paragraph-properties fo:background-color="#ffffff"/>
      <style:text-properties fo:font-size="16pt" officeooo:paragraph-rsid="001855ac" style:font-size-asian="16pt" style:font-size-complex="16pt"/>
    </style:style>
    <style:style style:name="P7" style:family="paragraph" style:parent-style-name="Standard" style:list-style-name="L1">
      <loext:graphic-properties draw:fill="solid" draw:fill-color="#ffffff"/>
      <style:paragraph-properties fo:background-color="#ffffff"/>
      <style:text-properties fo:font-size="16pt" officeooo:rsid="001f9c04" officeooo:paragraph-rsid="001f9c04" style:font-size-asian="16pt" style:font-size-complex="16pt"/>
    </style:style>
    <style:style style:name="P8" style:family="paragraph" style:parent-style-name="Standard" style:list-style-name="L1">
      <loext:graphic-properties draw:fill="solid" draw:fill-color="#ffffff"/>
      <style:paragraph-properties fo:background-color="#ffffff"/>
      <style:text-properties fo:font-size="16pt" officeooo:rsid="00090108" officeooo:paragraph-rsid="000e3a7e" style:font-size-asian="16pt" style:font-size-complex="16pt"/>
    </style:style>
    <style:style style:name="P9" style:family="paragraph" style:parent-style-name="Standard" style:list-style-name="L1">
      <loext:graphic-properties draw:fill="solid" draw:fill-color="#ffffff"/>
      <style:paragraph-properties fo:background-color="#ffffff"/>
      <style:text-properties fo:font-size="16pt" officeooo:rsid="001287bd" officeooo:paragraph-rsid="0017b381" style:font-size-asian="16pt" style:font-size-complex="16pt"/>
    </style:style>
    <style:style style:name="P10" style:family="paragraph" style:parent-style-name="Standard" style:list-style-name="L1">
      <loext:graphic-properties draw:fill="solid" draw:fill-color="#ffffff"/>
      <style:paragraph-properties fo:background-color="#ffffff"/>
      <style:text-properties fo:font-size="16pt" officeooo:rsid="00138e09" officeooo:paragraph-rsid="001855ac" style:font-size-asian="16pt" style:font-size-complex="16pt"/>
    </style:style>
    <style:style style:name="P11" style:family="paragraph" style:parent-style-name="Standard" style:list-style-name="L1">
      <loext:graphic-properties draw:fill="solid" draw:fill-color="#ffffff"/>
      <style:paragraph-properties fo:background-color="#ffffff"/>
      <style:text-properties fo:font-size="16pt" officeooo:rsid="001566f9" officeooo:paragraph-rsid="0017b381" style:font-size-asian="16pt" style:font-size-complex="16pt"/>
    </style:style>
    <style:style style:name="P12" style:family="paragraph" style:parent-style-name="Standard" style:list-style-name="L1">
      <loext:graphic-properties draw:fill="solid" draw:fill-color="#ffffff"/>
      <style:paragraph-properties fo:background-color="#ffffff"/>
      <style:text-properties fo:font-size="16pt" officeooo:rsid="001566f9" officeooo:paragraph-rsid="00171c3d" style:font-size-asian="16pt" style:font-size-complex="16pt"/>
    </style:style>
    <style:style style:name="P13" style:family="paragraph" style:parent-style-name="Standard" style:list-style-name="L1">
      <loext:graphic-properties draw:fill="solid" draw:fill-color="#ffffff"/>
      <style:paragraph-properties fo:background-color="#ffffff"/>
      <style:text-properties fo:font-size="16pt" officeooo:rsid="001566f9" officeooo:paragraph-rsid="001566f9" style:font-size-asian="16pt" style:font-size-complex="16pt"/>
    </style:style>
    <style:style style:name="P14" style:family="paragraph" style:parent-style-name="Standard" style:list-style-name="L1">
      <loext:graphic-properties draw:fill="solid" draw:fill-color="#ffffff"/>
      <style:paragraph-properties fo:background-color="#ffffff"/>
      <style:text-properties fo:font-size="16pt" officeooo:rsid="001b33a7" officeooo:paragraph-rsid="001e5bcf" style:font-size-asian="16pt" style:font-size-complex="16pt"/>
    </style:style>
    <style:style style:name="P15" style:family="paragraph" style:parent-style-name="Standard" style:list-style-name="L1">
      <loext:graphic-properties draw:fill="solid" draw:fill-color="#ffffff"/>
      <style:paragraph-properties fo:background-color="#ffffff"/>
      <style:text-properties fo:font-size="16pt" officeooo:rsid="001c609c" officeooo:paragraph-rsid="001e5bcf" style:font-size-asian="16pt" style:font-size-complex="16pt"/>
    </style:style>
    <style:style style:name="P16" style:family="paragraph" style:parent-style-name="Standard" style:list-style-name="L1">
      <loext:graphic-properties draw:fill="solid" draw:fill-color="#ffffff"/>
      <style:paragraph-properties fo:background-color="#ffffff"/>
      <style:text-properties fo:font-size="16pt" officeooo:rsid="001c609c" officeooo:paragraph-rsid="001c609c" style:font-size-asian="16pt" style:font-size-complex="16pt"/>
    </style:style>
    <style:style style:name="P17" style:family="paragraph" style:parent-style-name="Standard" style:list-style-name="L1">
      <loext:graphic-properties draw:fill="solid" draw:fill-color="#ffffff"/>
      <style:paragraph-properties fo:background-color="#ffffff"/>
      <style:text-properties fo:font-size="16pt" officeooo:rsid="001d6ac7" officeooo:paragraph-rsid="001d6ac7" style:font-size-asian="16pt" style:font-size-complex="16pt"/>
    </style:style>
    <style:style style:name="P18" style:family="paragraph" style:parent-style-name="Standard" style:list-style-name="L1">
      <loext:graphic-properties draw:fill="solid" draw:fill-color="#ffffff"/>
      <style:paragraph-properties fo:background-color="#ffffff"/>
      <style:text-properties fo:font-size="16pt" officeooo:rsid="001d6ac7" officeooo:paragraph-rsid="001e5bcf" style:font-size-asian="16pt" style:font-size-complex="16pt"/>
    </style:style>
    <style:style style:name="P19" style:family="paragraph" style:parent-style-name="Standard" style:list-style-name="L1">
      <loext:graphic-properties draw:fill="solid" draw:fill-color="#ffffff"/>
      <style:paragraph-properties fo:background-color="#ffffff"/>
      <style:text-properties fo:font-size="16pt" officeooo:rsid="001d6ac7" officeooo:paragraph-rsid="001f9c04" style:font-size-asian="16pt" style:font-size-complex="16pt"/>
    </style:style>
    <style:style style:name="P20" style:family="paragraph" style:parent-style-name="Standard" style:list-style-name="L1">
      <loext:graphic-properties draw:fill="solid" draw:fill-color="#ffffff"/>
      <style:paragraph-properties fo:background-color="#ffffff"/>
      <style:text-properties fo:font-size="16pt" officeooo:rsid="001e5bcf" officeooo:paragraph-rsid="001e5bcf" style:font-size-asian="16pt" style:font-size-complex="16pt"/>
    </style:style>
    <style:style style:name="P21" style:family="paragraph" style:parent-style-name="Standard" style:list-style-name="L1">
      <loext:graphic-properties draw:fill="solid" draw:fill-color="#ffffff"/>
      <style:paragraph-properties fo:background-color="#ffffff"/>
      <style:text-properties fo:font-size="16pt" officeooo:paragraph-rsid="001855ac"/>
    </style:style>
    <style:style style:name="P22" style:family="paragraph" style:parent-style-name="Standard" style:list-style-name="L1">
      <loext:graphic-properties draw:fill="solid" draw:fill-color="#ffffff"/>
      <style:paragraph-properties fo:background-color="#ffffff"/>
      <style:text-properties style:text-position="0% 100%" fo:font-size="16pt" officeooo:rsid="00138e09" officeooo:paragraph-rsid="00138e09" style:font-size-asian="16pt" style:font-size-complex="16pt"/>
    </style:style>
    <style:style style:name="P23" style:family="paragraph" style:parent-style-name="Standard" style:list-style-name="L1">
      <loext:graphic-properties draw:fill="solid" draw:fill-color="#ffffff"/>
      <style:paragraph-properties fo:background-color="#ffffff"/>
      <style:text-properties style:text-position="0% 100%" fo:font-size="16pt" officeooo:rsid="001566f9" officeooo:paragraph-rsid="00171c3d" style:font-size-asian="16pt" style:font-size-complex="16pt"/>
    </style:style>
    <style:style style:name="P24" style:family="paragraph" style:parent-style-name="Standard" style:list-style-name="L1">
      <loext:graphic-properties draw:fill="solid" draw:fill-color="#ffffff"/>
      <style:paragraph-properties fo:background-color="#ffffff"/>
      <style:text-properties style:text-position="0% 100%" fo:font-size="16pt" fo:font-weight="normal" officeooo:rsid="001c609c" officeooo:paragraph-rsid="001c609c" style:font-size-asian="16pt" style:font-weight-asian="normal" style:font-size-complex="16pt" style:font-weight-complex="normal"/>
    </style:style>
    <style:style style:name="P25" style:family="paragraph" style:parent-style-name="Standard" style:list-style-name="L1">
      <loext:graphic-properties draw:fill="solid" draw:fill-color="#ffffff"/>
      <style:paragraph-properties fo:background-color="#ffffff"/>
      <style:text-properties style:text-position="0% 100%" fo:font-size="16pt" fo:font-weight="normal" officeooo:rsid="001d6ac7" officeooo:paragraph-rsid="001d6ac7" style:font-size-asian="16pt" style:font-weight-asian="normal" style:font-size-complex="16pt" style:font-weight-complex="normal"/>
    </style:style>
    <style:style style:name="P26" style:family="paragraph" style:parent-style-name="Standard" style:list-style-name="L1">
      <loext:graphic-properties draw:fill="solid" draw:fill-color="#ffffff"/>
      <style:paragraph-properties fo:background-color="#ffffff"/>
      <style:text-properties style:text-position="0% 100%" fo:font-size="16pt" fo:font-weight="normal" officeooo:rsid="001e5bcf" officeooo:paragraph-rsid="001e5bcf" style:font-size-asian="16pt" style:font-weight-asian="normal" style:font-size-complex="16pt" style:font-weight-complex="normal"/>
    </style:style>
    <style:style style:name="P27" style:family="paragraph" style:parent-style-name="Standard" style:list-style-name="L1">
      <loext:graphic-properties draw:fill="solid" draw:fill-color="#ffffff"/>
      <style:paragraph-properties fo:background-color="#ffffff"/>
      <style:text-properties style:text-position="0% 100%" fo:font-size="16pt" fo:font-weight="normal" officeooo:rsid="001e5bcf" officeooo:paragraph-rsid="00200ba1" style:font-size-asian="16pt" style:font-weight-asian="normal" style:font-size-complex="16pt" style:font-weight-complex="normal"/>
    </style:style>
    <style:style style:name="P28" style:family="paragraph" style:parent-style-name="Standard" style:list-style-name="L1">
      <loext:graphic-properties draw:fill="solid" draw:fill-color="#ffffff"/>
      <style:paragraph-properties fo:background-color="#ffffff"/>
      <style:text-properties style:text-position="0% 100%" fo:font-size="16pt" fo:font-weight="normal" officeooo:rsid="001e5bcf" officeooo:paragraph-rsid="002105a5" style:font-size-asian="16pt" style:font-weight-asian="normal" style:font-size-complex="16pt" style:font-weight-complex="normal"/>
    </style:style>
    <style:style style:name="P29" style:family="paragraph" style:parent-style-name="Standard" style:list-style-name="L1">
      <loext:graphic-properties draw:fill="solid" draw:fill-color="#ffffff"/>
      <style:paragraph-properties fo:background-color="#ffffff"/>
      <style:text-properties style:text-position="0% 100%" fo:font-size="16pt" fo:font-weight="normal" officeooo:rsid="001e5bcf" officeooo:paragraph-rsid="0022cf4f" style:font-size-asian="16pt" style:font-weight-asian="normal" style:font-size-complex="16pt" style:font-weight-complex="normal"/>
    </style:style>
    <style:style style:name="P30" style:family="paragraph" style:parent-style-name="Standard" style:list-style-name="L1">
      <loext:graphic-properties draw:fill="solid" draw:fill-color="#ffffff"/>
      <style:paragraph-properties fo:background-color="#ffffff"/>
      <style:text-properties style:text-position="0% 100%" fo:font-size="16pt" fo:font-weight="normal" officeooo:rsid="001e5bcf" officeooo:paragraph-rsid="0024c7dc" style:font-size-asian="16pt" style:font-weight-asian="normal" style:font-size-complex="16pt" style:font-weight-complex="normal"/>
    </style:style>
    <style:style style:name="P31" style:family="paragraph" style:parent-style-name="Standard" style:list-style-name="L1">
      <loext:graphic-properties draw:fill="solid" draw:fill-color="#ffffff"/>
      <style:paragraph-properties fo:background-color="#ffffff"/>
      <style:text-properties style:text-position="0% 100%" fo:font-size="16pt" fo:font-weight="normal" officeooo:rsid="0021ab98" officeooo:paragraph-rsid="0021ab98" style:font-size-asian="16pt" style:font-weight-asian="normal" style:font-size-complex="16pt" style:font-weight-complex="normal"/>
    </style:style>
    <style:style style:name="P32" style:family="paragraph" style:parent-style-name="Standard">
      <loext:graphic-properties draw:fill="solid" draw:fill-color="#ffffff"/>
      <style:paragraph-properties fo:text-align="center" style:justify-single-word="false" fo:background-color="#ffffff"/>
      <style:text-properties fo:color="#b5cea8" style:font-name="Droid Sans Mono" fo:font-size="16pt" fo:font-weight="normal" officeooo:rsid="00090108" officeooo:paragraph-rsid="001f9c04" fo:background-color="#1f1f1f" style:font-size-asian="16pt" style:font-size-complex="16pt"/>
    </style:style>
    <style:style style:name="P33" style:family="paragraph" style:parent-style-name="Standard">
      <loext:graphic-properties draw:fill="solid" draw:fill-color="#ffffff"/>
      <style:paragraph-properties fo:text-align="center" style:justify-single-word="false" fo:background-color="#ffffff"/>
      <style:text-properties fo:color="#ce9178" style:font-name="Droid Sans Mono" fo:font-size="16pt" fo:font-weight="normal" officeooo:rsid="00090108" officeooo:paragraph-rsid="001f9c04" fo:background-color="#1f1f1f" style:font-size-asian="16pt" style:font-size-complex="16pt"/>
    </style:style>
    <style:style style:name="P34" style:family="paragraph" style:parent-style-name="Standard" style:list-style-name="L1" style:master-page-name="Standard">
      <loext:graphic-properties draw:fill="solid" draw:fill-color="#ffffff"/>
      <style:paragraph-properties style:page-number="auto" fo:background-color="#ffffff"/>
      <style:text-properties fo:font-size="16pt" officeooo:rsid="0008f6d9" officeooo:paragraph-rsid="000e3a7e" style:font-size-asian="16pt" style:font-size-complex="16pt"/>
    </style:style>
    <style:style style:name="T1" style:family="text">
      <style:text-properties officeooo:rsid="00090108"/>
    </style:style>
    <style:style style:name="T2" style:family="text">
      <style:text-properties fo:color="#b5cea8" style:font-name="Droid Sans Mono" fo:font-weight="normal" officeooo:rsid="00090108" fo:background-color="#1f1f1f" loext:char-shading-value="0"/>
    </style:style>
    <style:style style:name="T3" style:family="text">
      <style:text-properties fo:color="#b5cea8" style:font-name="Droid Sans Mono" fo:font-weight="normal" fo:background-color="#1f1f1f" loext:char-shading-value="0" style:font-size-asian="16pt" style:font-size-complex="16pt"/>
    </style:style>
    <style:style style:name="T4" style:family="text">
      <style:text-properties fo:color="#b5cea8" style:font-name="Droid Sans Mono" fo:font-weight="normal" officeooo:rsid="00090108" fo:background-color="#1f1f1f" loext:char-shading-value="0" style:font-size-asian="16pt" style:font-size-complex="16pt"/>
    </style:style>
    <style:style style:name="T5" style:family="text">
      <style:text-properties fo:color="#b5cea8" style:font-name="Droid Sans Mono" fo:font-weight="normal" officeooo:rsid="0008f6d9" fo:background-color="#1f1f1f" loext:char-shading-value="0" style:font-size-asian="16pt" style:font-size-complex="16pt"/>
    </style:style>
    <style:style style:name="T6" style:family="text">
      <style:text-properties fo:color="#b5cea8" style:text-position="0% 100%" style:font-name="Droid Sans Mono" fo:font-weight="normal" officeooo:rsid="0008f6d9" fo:background-color="#1f1f1f" loext:char-shading-value="0"/>
    </style:style>
    <style:style style:name="T7" style:family="text">
      <style:text-properties fo:color="#b5cea8" style:text-position="0% 100%" style:font-name="Droid Sans Mono" fo:font-weight="normal" officeooo:rsid="00090108" fo:background-color="#1f1f1f" loext:char-shading-value="0" style:font-weight-asian="normal" style:font-weight-complex="normal"/>
    </style:style>
    <style:style style:name="T8" style:family="text">
      <style:text-properties fo:color="#b5cea8" style:text-position="0% 100%" style:font-name="Droid Sans Mono" fo:font-weight="normal" officeooo:rsid="001f9c04" fo:background-color="#1f1f1f" loext:char-shading-value="0" style:font-weight-asian="normal" style:font-weight-complex="normal"/>
    </style:style>
    <style:style style:name="T9" style:family="text">
      <style:text-properties officeooo:rsid="000e3a7e"/>
    </style:style>
    <style:style style:name="T10" style:family="text">
      <style:text-properties officeooo:rsid="000f7c98"/>
    </style:style>
    <style:style style:name="T11" style:family="text">
      <style:text-properties style:text-position="super 58%" officeooo:rsid="00138e09"/>
    </style:style>
    <style:style style:name="T12" style:family="text">
      <style:text-properties officeooo:rsid="00138e09"/>
    </style:style>
    <style:style style:name="T13" style:family="text">
      <style:text-properties style:text-position="0% 100%"/>
    </style:style>
    <style:style style:name="T14" style:family="text">
      <style:text-properties style:text-position="0% 100%" officeooo:rsid="00138e09"/>
    </style:style>
    <style:style style:name="T15" style:family="text">
      <style:text-properties style:text-position="0% 100%" officeooo:rsid="00171c3d"/>
    </style:style>
    <style:style style:name="T16" style:family="text">
      <style:text-properties style:text-position="0% 100%" officeooo:rsid="001566f9"/>
    </style:style>
    <style:style style:name="T17" style:family="text">
      <style:text-properties style:text-position="0% 100%" officeooo:rsid="0017b381"/>
    </style:style>
    <style:style style:name="T18" style:family="text">
      <style:text-properties style:text-position="0% 100%" officeooo:rsid="00090108"/>
    </style:style>
    <style:style style:name="T19" style:family="text">
      <style:text-properties style:text-position="0% 100%" officeooo:rsid="001c609c"/>
    </style:style>
    <style:style style:name="T20" style:family="text">
      <style:text-properties style:text-position="0% 100%" fo:font-weight="normal" style:font-weight-asian="normal" style:font-weight-complex="normal"/>
    </style:style>
    <style:style style:name="T21" style:family="text">
      <style:text-properties style:text-position="0% 100%" fo:font-weight="normal" officeooo:rsid="001e5bcf" style:font-weight-asian="normal" style:font-weight-complex="normal"/>
    </style:style>
    <style:style style:name="T22" style:family="text">
      <style:text-properties style:text-position="0% 100%" officeooo:rsid="001e5bcf"/>
    </style:style>
    <style:style style:name="T23" style:family="text">
      <style:text-properties style:text-position="sub 58%"/>
    </style:style>
    <style:style style:name="T24" style:family="text">
      <style:text-properties style:text-position="sub 58%" officeooo:rsid="00138e09"/>
    </style:style>
    <style:style style:name="T25" style:family="text">
      <style:text-properties style:text-position="sub 58%" fo:font-weight="normal" style:font-weight-asian="normal" style:font-weight-complex="normal"/>
    </style:style>
    <style:style style:name="T26" style:family="text">
      <style:text-properties style:text-position="sub 58%" officeooo:rsid="002105a5"/>
    </style:style>
    <style:style style:name="T27" style:family="text">
      <style:text-properties fo:color="#ce9178" style:font-name="Droid Sans Mono" fo:font-weight="normal" fo:background-color="#1f1f1f" loext:char-shading-value="0" style:font-size-asian="16pt" style:font-size-complex="16pt"/>
    </style:style>
    <style:style style:name="T28" style:family="text">
      <style:text-properties fo:color="#ce9178" style:font-name="Droid Sans Mono" fo:font-weight="normal" officeooo:rsid="00090108" fo:background-color="#1f1f1f" loext:char-shading-value="0" style:font-size-asian="16pt" style:font-size-complex="16pt"/>
    </style:style>
    <style:style style:name="T29" style:family="text">
      <style:text-properties fo:color="#ce9178" style:font-name="Droid Sans Mono" fo:font-weight="normal" officeooo:rsid="00090108" fo:background-color="#1f1f1f" loext:char-shading-value="0"/>
    </style:style>
    <style:style style:name="T30" style:family="text">
      <style:text-properties fo:color="#ce9178" style:text-position="0% 100%" style:font-name="Droid Sans Mono" fo:font-weight="normal" officeooo:rsid="00090108" fo:background-color="#1f1f1f" loext:char-shading-value="0"/>
    </style:style>
    <style:style style:name="T31" style:family="text">
      <style:text-properties fo:color="#ce9178" style:text-position="0% 100%" style:font-name="Droid Sans Mono" fo:font-weight="normal" officeooo:rsid="00090108" fo:background-color="#1f1f1f" loext:char-shading-value="0" style:font-weight-asian="normal" style:font-weight-complex="normal"/>
    </style:style>
    <style:style style:name="T32" style:family="text">
      <style:text-properties officeooo:rsid="00090108" style:font-size-asian="16pt" style:font-size-complex="16pt"/>
    </style:style>
    <style:style style:name="T33" style:family="text">
      <style:text-properties officeooo:rsid="0008f6d9" style:font-size-asian="16pt" style:font-size-complex="16pt"/>
    </style:style>
    <style:style style:name="T34" style:family="text">
      <style:text-properties officeooo:rsid="001f9c04"/>
    </style:style>
    <style:style style:name="T35" style:family="text">
      <style:text-properties officeooo:rsid="00200ba1"/>
    </style:style>
    <style:style style:name="T36" style:family="text">
      <style:text-properties officeooo:rsid="002105a5"/>
    </style:style>
    <style:style style:name="T37" style:family="text">
      <style:text-properties officeooo:rsid="001e5bcf"/>
    </style:style>
    <style:style style:name="T38" style:family="text">
      <style:text-properties officeooo:rsid="0022cf4f"/>
    </style:style>
    <style:style style:name="T39" style:family="text">
      <style:text-properties officeooo:rsid="002548c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691323546" text:style-name="L1">
        <text:list-item>
          <text:p text:style-name="P34">when the sample size is small and variance unknown, the test statistic to use is ___________</text:p>
          <text:p text:style-name="P2">A. Normal statistic B. t statistic C. Z statistic D. Unknown statistic</text:p>
        </text:list-item>
        <text:list-item>
          <text:p text:style-name="P3"><text:span text:style-name="T9"><text:s/></text:span><text:span text:style-name="T1">The 99 points that divide a line into 100 equal parts is called _____________</text:span></text:p>
          <text:p text:style-name="P3"><text:span text:style-name="T1"><text:s/>A. percentile <text:s/>B. decade C. </text:span><text:span text:style-name="T9">deciles</text:span><text:span text:style-name="T1"> D. Quartiles</text:span></text:p>
        </text:list-item>
        <text:list-item>
          <text:p text:style-name="P3"><text:span text:style-name="T9"><text:s/></text:span><text:span text:style-name="T1">the fifth deciles is equivalent to__________</text:span></text:p>
          <text:p text:style-name="P4"><text:span text:style-name="T1">A. </text:span><text:span text:style-name="T29">6</text:span><text:span text:style-name="T1">0 </text:span><text:span text:style-name="T34">percentiles</text:span><text:span text:style-name="T1"> B. </text:span><text:span text:style-name="T9">l</text:span><text:span text:style-name="T1">ower quarti</text:span><text:span text:style-name="T9">l</text:span><text:span text:style-name="T1">e</text:span><text:span text:style-name="T9">s</text:span><text:span text:style-name="T1"> C. Median D. Range</text:span></text:p>
        </text:list-item>
        <text:list-item>
          <text:p text:style-name="P3"><text:span text:style-name="T1">Which of the fo</text:span><text:span text:style-name="T9">ll</text:span><text:span text:style-name="T1">ow</text:span><text:span text:style-name="T9">i</text:span><text:span text:style-name="T1">ng is a measure of partition </text:span></text:p>
          <text:p text:style-name="P3"><text:span text:style-name="T1">A. Mean B. Median C. range D. deci</text:span><text:span text:style-name="T9">l</text:span><text:span text:style-name="T1">es</text:span></text:p>
        </text:list-item>
        <text:list-item>
          <text:p text:style-name="P3"><text:span text:style-name="T9">Three</text:span><text:span text:style-name="T1"> points that divide a distribution into four equa</text:span><text:span text:style-name="T9">l</text:span><text:span text:style-name="T1"> part is known as the A.qua</text:span><text:span text:style-name="T9">r</text:span><text:span text:style-name="T1">ti</text:span><text:span text:style-name="T9">l</text:span><text:span text:style-name="T1">es B. quanti</text:span><text:span text:style-name="T9">l</text:span><text:span text:style-name="T1">es C. Percenti</text:span><text:span text:style-name="T9">l</text:span><text:span text:style-name="T1">es D. </text:span><text:span text:style-name="T9">P</text:span><text:span text:style-name="T1">ercentages</text:span></text:p>
          <text:p text:style-name="P7">A</text:p>
        </text:list-item>
        <text:list-item>
          <text:p text:style-name="P3"><text:span text:style-name="T1">Suppose 900 students were random</text:span><text:span text:style-name="T9">l</text:span><text:span text:style-name="T1">y se</text:span><text:span text:style-name="T9">l</text:span><text:span text:style-name="T1">ected for a nationa</text:span><text:span text:style-name="T9">l</text:span><text:span text:style-name="T1"> competition. If their average score was 2.7, and the standard deviation was 0.4. the va</text:span><text:span text:style-name="T9">l</text:span><text:span text:style-name="T1">ue of standard error of the mean is <text:s/></text:span></text:p>
          <text:p text:style-name="P8">A. 0.0033 B. 0.1333 C. 0.3333 D. 0.0133</text:p>
          <text:p text:style-name="P7">D</text:p>
        </text:list-item>
        <text:list-item>
          <text:p text:style-name="P3"><text:span text:style-name="T1">If the va</text:span><text:span text:style-name="T9">l</text:span><text:span text:style-name="T1">ue of excess kurtosis is -2.40, then the data is said to be</text:span></text:p>
          <text:p text:style-name="P5"><text:span text:style-name="T1">A. </text:span><text:span text:style-name="T9">sightly</text:span><text:span text:style-name="T1"> mesokurtic B. </text:span><text:span text:style-name="T9">Slightly</text:span><text:span text:style-name="T1"> </text:span><text:span text:style-name="T9">l</text:span><text:span text:style-name="T1">eptokurtic C. </text:span><text:span text:style-name="T9">Sightly</text:span><text:span text:style-name="T1"> p</text:span><text:span text:style-name="T9">l</text:span><text:span text:style-name="T1">atykurtic D. None of the above </text:span></text:p>
        </text:list-item>
        <text:list-item>
          <text:p text:style-name="P5"><text:span text:style-name="T1">in a particu</text:span><text:span text:style-name="T9">l</text:span><text:span text:style-name="T1">ar po</text:span><text:span text:style-name="T9">l</text:span><text:span text:style-name="T1">itica</text:span><text:span text:style-name="T9">l</text:span><text:span text:style-name="T1"> campaign, a candidate has a po</text:span><text:span text:style-name="T9">ll</text:span><text:span text:style-name="T1"> taken at random from the voting popu</text:span><text:span text:style-name="T9">l</text:span><text:span text:style-name="T1">ation. The </text:span><text:span text:style-name="T10">results</text:span><text:span text:style-name="T1"> given as y=</text:span><text:span text:style-name="T2">5</text:span><text:span text:style-name="T1">9 out of n=112 voters </text:span><text:span text:style-name="T9">favor</text:span><text:span text:style-name="T1"> the candidate. Find the 9</text:span><text:span text:style-name="T2">5</text:span><text:span text:style-name="T1">percent confidence interva</text:span><text:span text:style-name="T9">l</text:span><text:span text:style-name="T1"> for P. </text:span></text:p>
          <text:p text:style-name="P21"><text:span text:style-name="T32">A. (0.43</text:span><text:span text:style-name="T4">5</text:span><text:span text:style-name="T32">,0.</text:span><text:span text:style-name="T27">6</text:span><text:span text:style-name="T32">19) B. (0.43</text:span><text:span text:style-name="T3">5</text:span><text:span text:style-name="T32">,0.</text:span><text:span text:style-name="T28">6</text:span><text:span text:style-name="T32">90) C. (</text:span><text:span text:style-name="T33">0.43</text:span><text:span text:style-name="T5">5</text:span><text:span text:style-name="T33">,0.700) D.(0.43</text:span><text:span text:style-name="T5">5</text:span><text:span text:style-name="T33">,0.</text:span><text:span text:style-name="T3">5</text:span><text:span text:style-name="T33">00)</text:span></text:p>
        </text:list-item>
        <text:list-item>
          <text:p text:style-name="P6"><text:span text:style-name="T1">Given the </text:span><text:span text:style-name="T10">following</text:span><text:span text:style-name="T1"> set of data 2</text:span><text:span text:style-name="T2">5</text:span><text:span text:style-name="T1">,10, 80, 12, </text:span><text:span text:style-name="T29">6</text:span><text:span text:style-name="T1">, 90,100. the </text:span><text:span text:style-name="T9">value</text:span><text:span text:style-name="T1"> of the inter-quarti</text:span><text:span text:style-name="T9">l</text:span><text:span text:style-name="T1">es range is <text:s/>A. 10</text:span><text:span text:style-name="T2">5</text:span><text:span text:style-name="T1"> b. 100 C. 9</text:span><text:span text:style-name="T2">5</text:span><text:span text:style-name="T1"> D. 90</text:span></text:p>
        </text:list-item>
        <text:list-item>
          <text:p text:style-name="P9">If <text:span text:style-name="T12">d</text:span><text:span text:style-name="T24">i</text:span><text:span text:style-name="T11">2 </text:span><text:span text:style-name="T14">=20 and n=10. What is the coefficient of rank corre</text:span><text:span text:style-name="T16">l</text:span><text:span text:style-name="T14">ation</text:span></text:p>
          <text:p text:style-name="P10"><text:span text:style-name="T13">A. 0.8788 B. 0.7887 C. 0.8878 D. 0.8</text:span><text:span text:style-name="T18"> </text:span><text:span text:style-name="T30">6</text:span><text:span text:style-name="T13">12</text:span></text:p>
        </text:list-item>
        <text:list-item>
          <text:p text:style-name="P10"><text:span text:style-name="T13">You are given the fo</text:span><text:span text:style-name="T16">ll</text:span><text:span text:style-name="T13">owing set of observation for the independent </text:span><text:span text:style-name="T17">variable</text:span><text:span text:style-name="T13"> x and the dependent </text:span><text:span text:style-name="T17">variable</text:span><text:span text:style-name="T13"> y. <text:s/>x=(-3,-1, 1, 3), y=(8,4,</text:span><text:span text:style-name="T6">5</text:span><text:span text:style-name="T13">,-1). The east squares </text:span><text:span text:style-name="T16">l</text:span><text:span text:style-name="T13">inear regression equation is </text:span></text:p>
          <text:p text:style-name="P22">A. y=-1.3+4x B. y=4-1.3x <text:s/>C. y=-1.3-0.897x D. y=-0.897-1.3x</text:p>
        </text:list-item>
        <text:list-item>
          <text:p text:style-name="P11"><text:span text:style-name="T13">Two men Aliyu and Bauta fell sick and wer</text:span><text:span text:style-name="T15">e</text:span><text:span text:style-name="T13"> tested for HIV, In the course of labeling their blood sample, Mr Aliyu blood sample was </text:span><text:soft-page-break/><text:span text:style-name="T13">mistakenly switched for Mr B</text:span><text:span text:style-name="T15">a</text:span><text:span text:style-name="T13">uta blood sample. At the end of the test, Mr Aliyu was tested positiv</text:span><text:span text:style-name="T15">e</text:span><text:span text:style-name="T13">. What error has the doctor </text:span><text:span text:style-name="T15">committed</text:span><text:span text:style-name="T13"> </text:span></text:p>
          <text:p text:style-name="P12"><text:span text:style-name="T13">A. Type II B. Ty</text:span><text:span text:style-name="T15">p</text:span><text:span text:style-name="T13">e I C. Absolute error D. No error </text:span></text:p>
        </text:list-item>
        <text:list-item>
          <text:p text:style-name="P12"><text:span text:style-name="T13">The error </text:span><text:span text:style-name="T15">committed</text:span><text:span text:style-name="T13"> when a false nu hypothesis is assumed to be true is ______</text:span></text:p>
          <text:p text:style-name="P12"><text:span text:style-name="T13">A. Type II B. Ty</text:span><text:span text:style-name="T15">p</text:span><text:span text:style-name="T13">e I C. Absolute error D. Type Nu error </text:span></text:p>
        </text:list-item>
        <text:list-item>
          <text:p text:style-name="P23">Which of the following is TRUE</text:p>
          <text:p text:style-name="P13"><text:span text:style-name="T13">A. increase in sample size will increase the beta ( i.e P(Accept H</text:span><text:span text:style-name="T23">0</text:span><text:span text:style-name="T13">: H</text:span><text:span text:style-name="T23">0</text:span><text:span text:style-name="T13"> is false ) value</text:span></text:p>
          <text:p text:style-name="P13"><text:span text:style-name="T13">A. increase in sample size will increase the beta ( i.e P(Accept H</text:span><text:span text:style-name="T23">0</text:span><text:span text:style-name="T13">: H</text:span><text:span text:style-name="T23">0</text:span><text:span text:style-name="T13"> is false ) value</text:span></text:p>
          <text:p text:style-name="P13"><text:span text:style-name="T13">B. increase in sample size will reduce the beta ( i.e P(Accept H</text:span><text:span text:style-name="T23">0</text:span><text:span text:style-name="T13">: H</text:span><text:span text:style-name="T23">0</text:span><text:span text:style-name="T13"> is false ) value</text:span></text:p>
          <text:p text:style-name="P13"><text:span text:style-name="T13">C. increase in sample size will increase the alpha ( i.e P(Accept H</text:span><text:span text:style-name="T23">0</text:span><text:span text:style-name="T13">: H</text:span><text:span text:style-name="T23">0</text:span><text:span text:style-name="T13"> is false ) value</text:span></text:p>
          <text:p text:style-name="P13"><text:span text:style-name="T13">D. increase in sample size will reduce the alpha ( i.e P(Reject H</text:span><text:span text:style-name="T23">0</text:span><text:span text:style-name="T13">: H</text:span><text:span text:style-name="T23">0</text:span><text:span text:style-name="T13"> is true ) value</text:span></text:p>
        </text:list-item>
        <text:list-item>
          <text:p text:style-name="P14"><text:span text:style-name="T13">The va</text:span><text:span text:style-name="T21">l</text:span><text:span text:style-name="T13">ue of two variab</text:span><text:span text:style-name="T21">l</text:span><text:span text:style-name="T13">e moves in the same direction, __<text:line-break/>A. The corre</text:span><text:span text:style-name="T21">l</text:span><text:span text:style-name="T13">ation is said to be non-linear B. The correlation is said to</text:span><text:span text:style-name="T22"> </text:span><text:span text:style-name="T13">be </text:span><text:span text:style-name="T21">l</text:span><text:span text:style-name="T13">inear C. the corre</text:span><text:span text:style-name="T21">l</text:span><text:span text:style-name="T13">ation is said to be negative D. the corre</text:span><text:span text:style-name="T21">l</text:span><text:span text:style-name="T13">ation is said to be positive </text:span></text:p>
        </text:list-item>
        <text:list-item>
          <text:p text:style-name="P14"><text:span text:style-name="T13">The domain of statistics covered data collection, ________,____ ana</text:span><text:span text:style-name="T21">l</text:span><text:span text:style-name="T13">ysis and report writing <text:s/>A. description, management b. Management, processing <text:s/>C. processing, description D. usage, management.</text:span></text:p>
        </text:list-item>
        <text:list-item>
          <text:p text:style-name="P14"><text:span text:style-name="T13">If the va</text:span><text:span text:style-name="T21">l</text:span><text:span text:style-name="T13">ue of two variab</text:span><text:span text:style-name="T21">l</text:span><text:span text:style-name="T13">e moves in the opposite direction, ______</text:span></text:p>
          <text:p text:style-name="P14"><text:span text:style-name="T13">A. The corre</text:span><text:span text:style-name="T21">l</text:span><text:span text:style-name="T13">ation is said to be non-linear B. The correlation is said to be </text:span><text:span text:style-name="T21">l</text:span><text:span text:style-name="T13">inear C. the corre</text:span><text:span text:style-name="T21">l</text:span><text:span text:style-name="T13">ation is said to be negative D. the corre</text:span><text:span text:style-name="T21">l</text:span><text:span text:style-name="T13">ation is said to be positive </text:span></text:p>
        </text:list-item>
        <text:list-item>
          <text:p text:style-name="P14"><text:span text:style-name="T13">Ethnicity is an examp</text:span><text:span text:style-name="T21">l</text:span><text:span text:style-name="T13">e of a variab</text:span><text:span text:style-name="T21">l</text:span><text:span text:style-name="T13">e measured on _______sca</text:span><text:span text:style-name="T21">l</text:span><text:span text:style-name="T13">e</text:span></text:p>
          <text:p text:style-name="P14"><text:span text:style-name="T19"><text:s text:c="3"/></text:span><text:span text:style-name="T13">A. A Nomina</text:span><text:span text:style-name="T21">l</text:span><text:span text:style-name="T13"> <text:s/>B. An <text:s/>interva</text:span><text:span text:style-name="T21">l</text:span><text:span text:style-name="T13"> C. A ratio D. an ordina</text:span><text:span text:style-name="T21">l</text:span></text:p>
        </text:list-item>
        <text:list-item>
          <text:p text:style-name="P15"><text:span text:style-name="T13">The independent variab</text:span><text:span text:style-name="T21">l</text:span><text:span text:style-name="T13">e is used to exp</text:span><text:span text:style-name="T21">l</text:span><text:span text:style-name="T13">ain the dependent variab</text:span><text:span text:style-name="T21">l</text:span><text:span text:style-name="T13">e in ____</text:span></text:p>
          <text:p text:style-name="P16"><text:span text:style-name="T13">A. </text:span><text:span text:style-name="T22">linear</text:span><text:span text:style-name="T13"> regression </text:span><text:span text:style-name="T22">analysis</text:span><text:span text:style-name="T13"> B. </text:span><text:span text:style-name="T22">multiple</text:span><text:span text:style-name="T13"> regression </text:span><text:span text:style-name="T22">analysis</text:span><text:span text:style-name="T13"> C. </text:span><text:span text:style-name="T22">Non-linear</text:span><text:span text:style-name="T13"> regression </text:span><text:span text:style-name="T22">analysis</text:span><text:span text:style-name="T13"> D. None of the above </text:span></text:p>
        </text:list-item>
        <text:list-item>
          <text:p text:style-name="P15"><text:soft-page-break/><text:span text:style-name="T13">----------is an </text:span><text:span text:style-name="T22">example</text:span><text:span text:style-name="T13"> of a discrete </text:span><text:span text:style-name="T22">variable</text:span><text:span text:style-name="T13"> <text:s/>A. weight B. </text:span><text:span text:style-name="T22">color</text:span><text:span text:style-name="T13"> C. </text:span><text:span text:style-name="T22">family</text:span><text:span text:style-name="T13"> size D. gender</text:span></text:p>
        </text:list-item>
        <text:list-item>
          <text:p text:style-name="P15"><text:span text:style-name="T13">Be</text:span><text:span text:style-name="T21">l</text:span><text:span text:style-name="T13">ow is the inventory of beverages in a store , which beverage is the highest in quantity in the store. <text:s/>Coca-co</text:span><text:span text:style-name="T21">l</text:span><text:span text:style-name="T13">a, Sprite, Fanta, Pepsi, Fanta, Sprite, fanta, Pepsi, Coca-co</text:span><text:span text:style-name="T21">l</text:span><text:span text:style-name="T13">a, Fanta, Coca-co</text:span><text:span text:style-name="T21">l</text:span><text:span text:style-name="T13">a, Pepsi, Pepsi, Coca-co</text:span><text:span text:style-name="T21">l</text:span><text:span text:style-name="T13">a, Fanta, Pepsi, Sprite.</text:span></text:p>
          <text:p text:style-name="P15"><text:span text:style-name="T13">A. Pepsi B. Fanta C. Coca-co</text:span><text:span text:style-name="T21">l</text:span><text:span text:style-name="T13">a D. Sprite</text:span></text:p>
        </text:list-item>
        <text:list-item>
          <text:p text:style-name="P16"><text:span text:style-name="T13">__</text:span><text:span text:style-name="T22">should</text:span><text:span text:style-name="T13"> be indicated at the bottom of a </text:span><text:span text:style-name="T22">table</text:span><text:span text:style-name="T13"> <text:s/>A. </text:span><text:span text:style-name="T22">Relevance</text:span><text:span text:style-name="T13"> B. </text:span><text:span text:style-name="T22">Repeatability</text:span><text:span text:style-name="T13"> C. Objectivity D. </text:span><text:span text:style-name="T22">integrity</text:span><text:span text:style-name="T13"> </text:span></text:p>
        </text:list-item>
        <text:list-item>
          <text:p text:style-name="P16"><text:span text:style-name="T13">Which of the </text:span><text:span text:style-name="T22">following</text:span><text:span text:style-name="T13"> statements is true about the regression </text:span><text:span text:style-name="T22">line</text:span></text:p>
          <text:p text:style-name="P15"><text:span text:style-name="T13">A. A </text:span><text:span text:style-name="T22">regression</text:span><text:span text:style-name="T13"> </text:span><text:span text:style-name="T21">l</text:span><text:span text:style-name="T13">ine is a</text:span><text:span text:style-name="T21">l</text:span><text:span text:style-name="T13">so known as the </text:span><text:span text:style-name="T21">l</text:span><text:span text:style-name="T13">ine of average </text:span><text:span text:style-name="T22">relationship</text:span></text:p>
          <text:p text:style-name="P15"><text:span text:style-name="T13">B. <text:s/>A </text:span><text:span text:style-name="T22">regression</text:span><text:span text:style-name="T13"> </text:span><text:span text:style-name="T21">l</text:span><text:span text:style-name="T13">ine is a</text:span><text:span text:style-name="T21">l</text:span><text:span text:style-name="T13">so known as the estimating equation</text:span></text:p>
          <text:p text:style-name="P15"><text:span text:style-name="T13">c. </text:span><text:span text:style-name="T20"><text:s/>A </text:span><text:span text:style-name="T21">regression</text:span><text:span text:style-name="T20"> </text:span><text:span text:style-name="T21">l</text:span><text:span text:style-name="T20">ine is a</text:span><text:span text:style-name="T21">l</text:span><text:span text:style-name="T20">so known as the prediction equation</text:span></text:p>
          <text:p text:style-name="P24">D. A of the above</text:p>
        </text:list-item>
        <text:list-item>
          <text:p text:style-name="P25">what is frequency of object</text:p>
          <text:p text:style-name="P25">A. frequency gives the number of times that an entry occurs</text:p>
          <text:p text:style-name="P25">B. frequency gives the number of times that an entry occurs per unit time</text:p>
          <text:p text:style-name="P25">C. frequency gives the percentage of times that an entry occurs</text:p>
          <text:p text:style-name="P25">D. frequency gives the fraction of times that an entry occurs</text:p>
        </text:list-item>
        <text:list-item>
          <text:p text:style-name="P18"><text:span text:style-name="T20">___ is not a type of survey A. Socia</text:span><text:span text:style-name="T21">l</text:span><text:span text:style-name="T20"> surve</text:span><text:span text:style-name="T21">y</text:span><text:span text:style-name="T20"> B. Market research C. opinion po</text:span><text:span text:style-name="T21">ll</text:span><text:span text:style-name="T20">s D. ta</text:span><text:span text:style-name="T21">l</text:span><text:span text:style-name="T20">k show</text:span></text:p>
        </text:list-item>
        <text:list-item>
          <text:p text:style-name="P18"><text:span text:style-name="T20">statistica</text:span><text:span text:style-name="T21">l</text:span><text:span text:style-name="T20"> abstract is an examp</text:span><text:span text:style-name="T21">l</text:span><text:span text:style-name="T20">e of data from ____sources </text:span></text:p>
          <text:p text:style-name="P18"><text:span text:style-name="T20">A. officia</text:span><text:span text:style-name="T21">l</text:span><text:span text:style-name="T20"> B. pub</text:span><text:span text:style-name="T21">l</text:span><text:span text:style-name="T20">ished C. unofficia</text:span><text:span text:style-name="T21">l</text:span><text:span text:style-name="T20"> D. unpub</text:span><text:span text:style-name="T21">l</text:span><text:span text:style-name="T20">ished</text:span></text:p>
        </text:list-item>
        <text:list-item>
          <text:p text:style-name="P18"><text:span text:style-name="T20">consider the tab</text:span><text:span text:style-name="T21">l</text:span><text:span text:style-name="T20">e be</text:span><text:span text:style-name="T21">l</text:span><text:span text:style-name="T20">ow, compute the cumu</text:span><text:span text:style-name="T21">l</text:span><text:span text:style-name="T20">ative frequency of the distribution </text:span></text:p>
        </text:list-item>
      </text:list>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row>
          <table:table-cell table:style-name="Table1.A1" office:value-type="string">
            <text:p text:style-name="P1">Score</text:p>
          </table:table-cell>
          <table:table-cell table:style-name="Table1.A1" office:value-type="string">
            <text:p text:style-name="P1">3</text:p>
          </table:table-cell>
          <table:table-cell table:style-name="Table1.A1" office:value-type="string">
            <text:p text:style-name="P32">5</text:p>
          </table:table-cell>
          <table:table-cell table:style-name="Table1.A1" office:value-type="string">
            <text:p text:style-name="P33">6</text:p>
          </table:table-cell>
          <table:table-cell table:style-name="Table1.A1" office:value-type="string">
            <text:p text:style-name="P1">8</text:p>
          </table:table-cell>
          <table:table-cell table:style-name="Table1.F1" office:value-type="string">
            <text:p text:style-name="P1">9</text:p>
          </table:table-cell>
        </table:table-row>
        <table:table-row table:style-name="Table1.2">
          <table:table-cell table:style-name="Table1.A2" office:value-type="string">
            <text:p text:style-name="P1">Frequency</text:p>
          </table:table-cell>
          <table:table-cell table:style-name="Table1.A2" office:value-type="string">
            <text:p text:style-name="P1">3</text:p>
          </table:table-cell>
          <table:table-cell table:style-name="Table1.A2" office:value-type="string">
            <text:p text:style-name="P1">2</text:p>
          </table:table-cell>
          <table:table-cell table:style-name="Table1.A2" office:value-type="string">
            <text:p text:style-name="P1">1</text:p>
          </table:table-cell>
          <table:table-cell table:style-name="Table1.A2" office:value-type="string">
            <text:p text:style-name="P1">3</text:p>
          </table:table-cell>
          <table:table-cell table:style-name="Table1.F2" office:value-type="string">
            <text:p text:style-name="P1">2</text:p>
          </table:table-cell>
        </table:table-row>
      </table:table>
      <text:list xml:id="list51152680770768" text:continue-numbering="true" text:style-name="L1">
        <text:list-header>
          <text:p text:style-name="P25">A. 11 B. 10 C. 13. D 9</text:p>
        </text:list-header>
        <text:list-item>
          <text:p text:style-name="P18"><text:span text:style-name="T20">Using the data be</text:span><text:span text:style-name="T21">l</text:span><text:span text:style-name="T20">ow compute range for the score</text:span></text:p>
          <text:p text:style-name="P19"><text:span text:style-name="T20">A. 9 B. 8 C. </text:span><text:span text:style-name="T31">6</text:span><text:span text:style-name="T20"> D. 10</text:span></text:p>
        </text:list-item>
        <text:list-item>
          <text:p text:style-name="P18"><text:span text:style-name="T20">C</text:span><text:span text:style-name="T21">l</text:span><text:span text:style-name="T20">ass mark is the ___of a c</text:span><text:span text:style-name="T21">l</text:span><text:span text:style-name="T20">ass interva</text:span><text:span text:style-name="T21">l</text:span><text:span text:style-name="T20"> A. range B. endpoint C. midpoint D. boundary</text:span></text:p>
        </text:list-item>
        <text:list-item>
          <text:p text:style-name="P19"><text:span text:style-name="T20">Given the hypothesis be</text:span><text:span text:style-name="T21">l</text:span><text:span text:style-name="T20">ow at </text:span><text:span text:style-name="T7">5</text:span><text:span text:style-name="T8">percent</text:span><text:span text:style-name="T20"> </text:span><text:span text:style-name="T21">l</text:span><text:span text:style-name="T20">eve</text:span><text:span text:style-name="T21">l</text:span><text:span text:style-name="T20"> <text:s/>of significance. </text:span></text:p>
          <text:p text:style-name="P25"><text:s/>H0: There is GOD</text:p>
          <text:p text:style-name="P25">Ha :there is No GOD</text:p>
          <text:p text:style-name="P17"><text:soft-page-break/><text:span text:style-name="T20">what </text:span><text:span text:style-name="T21">conclusion</text:span><text:span text:style-name="T20"> can you draw from this hypothesis if the Z </text:span><text:span text:style-name="T21">calculated</text:span><text:span text:style-name="T20"> is 1.99</text:span></text:p>
          <text:p text:style-name="P26">A. We reject the null hypothesis, hence there is no adequate evidence that GOD exist.</text:p>
          <text:p text:style-name="P26">B. We reject the null hypothesis, hence there is adequate evidence that GOD exist.</text:p>
          <text:p text:style-name="P20"><text:span text:style-name="T20">C. We reject the null hypothesis, hence there is little or no evidence to support the <text:s/>H</text:span><text:span text:style-name="T25">0</text:span><text:span text:style-name="T20">.</text:span></text:p>
          <text:p text:style-name="P26">D. We accept the null hypothesis, hence there is no sufficient evidence against the null</text:p>
        </text:list-item>
        <text:list-item>
          <text:p text:style-name="P26">Which of the following does not pertain to descriptive statistics? (a)Graphical presentation of quantitative data (b) summarizing quantitative data (c) making generalization about a population from sample data (d)collecting quantitative data</text:p>
        </text:list-item>
        <text:list-item>
          <text:p text:style-name="P26">What are the three measures that can be used to describe a set of quantitative data? (a) skewness, median, mode (b) location, mean, mode (c) location, skewness, shape (d) mean, mode, data</text:p>
        </text:list-item>
        <text:list-item>
          <text:p text:style-name="P26">What is the relationship between arithmetic, geometric and assumed means? (a)A.M≤H.M≤G.M (b)H.M≤G.M≤A.M (c) H.M≥G.M≥H.M (d) none of the above</text:p>
        </text:list-item>
        <text:list-item>
          <text:p text:style-name="P26">If the variance of a distribution is 49, what is its standard deviation? (a) 8 (b)9 (c) 7 (d) none of the above</text:p>
        </text:list-item>
        <text:list-item>
          <text:p text:style-name="P26">The most occurring value in a distribution is ........... (a) mean (b) mode (c) median (d) range</text:p>
        </text:list-item>
        <text:list-item>
          <text:p text:style-name="P27">In order to compute the Pearson’s measured of skewness of any distribution, we need ................. (a) mean,median, standard deviation (b) median and standard deviation (c)mean and median (d) mean and standard deviation </text:p>
        </text:list-item>
        <text:list-item>
          <text:p text:style-name="P27">The section of statistics that involves the collection, organization and presentation of data relating to some population or example is ............. (a) classical statistics (b) inductive statistics (c) descriptive statistics (d)inferential statistics </text:p>
        </text:list-item>
        <text:list-item>
          <text:p text:style-name="P27">Using this stem and leaf diagram, find the mode, mean and median of the following scores.</text:p>
          <text:p text:style-name="P27"/>
          <text:p text:style-name="P27"/>
          <text:p text:style-name="P26"><text:soft-page-break/>4| 5 6 8</text:p>
          <text:p text:style-name="P26">5| 3 4 5 6 9</text:p>
          <text:p text:style-name="P26">6| 2 3 5 6 6 9 9</text:p>
          <text:p text:style-name="P26">7| 0 1 1 3 3 4 5 5 5 7</text:p>
          <text:p text:style-name="P26">8| 1 2 3 6 9</text:p>
          <text:p text:style-name="P26">9| 3 5 7 8</text:p>
        </text:list-item>
        <text:list-item>
          <text:p text:style-name="P26">Data such as gender, eye color, ethnicity etc. are classified as (a) ordinal (b) nominal (c) ratio (d) none of the above</text:p>
        </text:list-item>
        <text:list-item>
          <text:p text:style-name="P26">In a set of discrete values of observation, 50% of the values are greater than 25, then Q 2 IS ....... (a)100 (b)25 (c)75 (d)0.25</text:p>
        </text:list-item>
        <text:list-item>
          <text:p text:style-name="P26">A statement made stating that students in a class are between ages 25 and 50 years gave us what information. (a)range (b)mode (c)mean (d)median</text:p>
        </text:list-item>
        <text:list-item>
          <text:p text:style-name="P26">What type of distribution is described by the following information: Mean=56, Median=57, Mode=58</text:p>
          <text:p text:style-name="P26">(a) Symmetrical (b) Bimodal (c) Positively skewed (d) Negatively skewed</text:p>
        </text:list-item>
        <text:list-item>
          <text:p text:style-name="P26">The data 3,5,7,3,5 can be described as ........... (a) bimodal (b) <text:span text:style-name="T35">bi-variate</text:span> (c)all of the above (d) none of the above</text:p>
        </text:list-item>
        <text:list-item>
          <text:p text:style-name="P26">An unknown population value is referred to as ......... (a) parameter (b) statistic (c) variable (d) X</text:p>
        </text:list-item>
        <text:list-item>
          <text:p text:style-name="P26">Greek letters are used to represent ........... (a) sample values (b) population values (c) all of the above (d) none of the above</text:p>
        </text:list-item>
        <text:list-item>
          <text:p text:style-name="P26">Which of these is not a type of estimation? (a) point estimation (b) sample estimation (c) interval estimation (d) none of the above</text:p>
        </text:list-item>
        <text:list-item>
          <text:p text:style-name="P27">The more reliable types of estimates <text:s/>Is .......................…</text:p>
          <text:p text:style-name="P27">(a) point estimation (b) sample estimation (c) interval estimation (d) none of the above</text:p>
        </text:list-item>
        <text:list-item>
          <text:p text:style-name="P27">The formula for calculating confidence interval is ........................ (a) Point estimate + Margin of error (b)</text:p>
        </text:list-item>
        <text:list-item>
          <text:p text:style-name="P26">Point estimate - Margin of error (c) Point estimate ± Margin of error (d) none of the above.</text:p>
        </text:list-item>
        <text:list-item>
          <text:p text:style-name="P28">Z C × Standard error is the formula for calculating ............. (a) Critical value (b) Hypothesis making (c) Margin of error (d) ) none of the above.</text:p>
        </text:list-item>
        <text:list-item>
          <text:p text:style-name="P28"><text:soft-page-break/>The standard error for population m<text:span text:style-name="T36">e</text:span>an is .................. (a)σ/ √n (b)σ (c) n (d) Z C × MOE</text:p>
        </text:list-item>
        <text:list-item>
          <text:p text:style-name="P26">The critical value in a 99% confidence interval is .................…</text:p>
          <text:p text:style-name="P28"><text:s/><text:span text:style-name="T36">A. 1.9</text:span>6<text:span text:style-name="T36"> B. 2.</text:span>5<text:span text:style-name="T36">4 C. </text:span>2.576<text:span text:style-name="T36"> D. <text:s/></text:span>1.645</text:p>
        </text:list-item>
        <text:list-item>
          <text:p text:style-name="P26">Given a distribution with mean=10, S.D = 5, n=25, calculate the confidence interval with a 90% confidence level</text:p>
          <text:p text:style-name="P26">(Z<text:span text:style-name="T23">0.05</text:span> =1.645, Z<text:span text:style-name="T23">0.005</text:span> =2.576)</text:p>
        </text:list-item>
        <text:list-item>
          <text:p text:style-name="P26">Three properties of a sample distribution of a sample mean are .............. (a) <text:span text:style-name="T36">center</text:span>, mean, mode (b) median,spread, shape (c) <text:span text:style-name="T36">center</text:span>, spread, shape (d)mean, mode, median</text:p>
        </text:list-item>
        <text:list-item>
          <text:p text:style-name="P26">The value number of success sample size is known as: (a) sample mean (b)sample distribution (c)sample properties (d)none of the above</text:p>
        </text:list-item>
        <text:list-item>
          <text:p text:style-name="P28"><text:s/>The standard deviation of a sampling distribution of sampling proportion is given by ................</text:p>
        </text:list-item>
        <text:list-item>
          <text:p text:style-name="P26">An initial statement such as ‘The mean is 12’ can be known as : (a)null hypothesis (b)test statistic (c)type-1 error (d) it does not have any meaning</text:p>
        </text:list-item>
        <text:list-item>
          <text:p text:style-name="P26">The processes for hypothesis testing arranged in order are</text:p>
          <text:p text:style-name="P26">(i)State H<text:span text:style-name="T23">0</text:span> and H<text:span text:style-name="T26">a</text:span></text:p>
          <text:p text:style-name="P26">(ii)Establish critical or rejection region</text:p>
          <text:p text:style-name="P26">(iii)State level of significance</text:p>
          <text:p text:style-name="P26">(iv)Reach a conclusion</text:p>
          <text:p text:style-name="P26">(v)Calculate suitable test statistic</text:p>
          <text:p text:style-name="P26">(a) I,ii,iii,iv,v (b)I,iv,iii,ii,v (c)I,ii,iii,v,v (d)I,iii,ii,v,iv</text:p>
          <text:p text:style-name="P31">D</text:p>
          <text:p text:style-name="P26"/>
        </text:list-item>
        <text:list-item>
          <text:p text:style-name="P26">The power of a statistical test is given by: (a)1-α (b)1-β (c)α (d)β</text:p>
        </text:list-item>
        <text:list-item>
          <text:p text:style-name="P26">If the null hypothesis is ‘Musa is 10 years old’. The alternate hypothesis will be given as .....................................…</text:p>
          <text:p text:style-name="P31">A. <text:span text:style-name="T37">‘Musa is </text:span>not <text:span text:style-name="T37">10 years old’ </text:span>B. <text:span text:style-name="T37">‘Musa is </text:span>greater than <text:span text:style-name="T37">10 years old’ </text:span>C. <text:span text:style-name="T37">‘Musa is </text:span>below <text:span text:style-name="T37">10 years old’ </text:span>D. <text:span text:style-name="T37">‘Musa is </text:span>not more <text:span text:style-name="T37">10 years old’</text:span></text:p>
        </text:list-item>
        <text:list-item>
          <text:p text:style-name="P31"><text:span text:style-name="T37">If a true null hypothesis is rejected, .................. error is committed.</text:span></text:p>
          <text:p text:style-name="P31"><text:s/>A. Type I B. <text:s/>Type II C. <text:s/>Type III D. None of the above</text:p>
        </text:list-item>
        <text:list-item>
          <text:p text:style-name="P26">What is the full meaning of ANOVA?</text:p>
        </text:list-item>
        <text:list-item>
          <text:p text:style-name="P26"><text:soft-page-break/>A quantitative variable that can assume an uncountable number of values is called ...................</text:p>
          <text:p text:style-name="P26">(a)qualitative variable (b)continuous variable (c)discrete variable (d) count variable</text:p>
        </text:list-item>
        <text:list-item>
          <text:p text:style-name="P26">The following ages are those of 10 SS3 boys at Wesley College, Ibadan.</text:p>
          <text:p text:style-name="P26">18,18,19,17,19.5,19,17,18.5,18,17</text:p>
          <text:p text:style-name="P29">Use the data to set 95% and 99% confidence limit to the true mean age of the SS3 boys.</text:p>
        </text:list-item>
        <text:list-item>
          <text:p text:style-name="P29">Suppose that you have the following set of numbers: 8, 2, 5, 3, 6, 7, 4, 5 <text:s/>The value of the mean is ........(A) 5 (B) 4.25 (C) 4 (D) 6.1</text:p>
        </text:list-item>
        <text:list-item>
          <text:p text:style-name="P29">Suppose that you have the following set of numbers: 8, 2, 5, 3, 6, 7, 4, 5 <text:span text:style-name="T38">T</text:span>he value of the mode is .....… (A) 2 (B) 5 (C) 4 (D) 3</text:p>
        </text:list-item>
        <text:list-item>
          <text:p text:style-name="P29">Suppose that you have the following set of numbers: 8, 2, 5, 3, 6, 7, 4, 5 The value of the first <text:span text:style-name="T38">quartiles</text:span> (Q 1 ) is .....… (A) 2.5 (B) 3.5 (C) 2 (D) 3.25</text:p>
        </text:list-item>
        <text:list-item>
          <text:p text:style-name="P29">Suppose that you have the following set of numbers: 8, 2, 5, 3, 6, 7, 4, 5 The value of the <text:span text:style-name="T38">inter-quartiles</text:span> range (IQR) is .........</text:p>
          <text:p text:style-name="P26">(A) 3.15 (B) 4 (C) 3 (D) 3.5</text:p>
        </text:list-item>
        <text:list-item>
          <text:p text:style-name="P29">Suppose that you have the following set of numbers: 8, 2, 5, 3, 6, 7, 4, 5 The value of the variance is .....… (A) 5.5 (B) 5 (C) 4.5 (D) 4</text:p>
        </text:list-item>
        <text:list-item>
          <text:p text:style-name="P29">Suppose that you have the following set of numbers: 8, 2, 5, 3, 6, 7, 4, 5 The value of the <text:span text:style-name="T38">mid-range</text:span> is .....… <text:span text:style-name="T38">(</text:span>A) 4 (B) 5.5 (C) 5 (D) 4.5</text:p>
        </text:list-item>
        <text:list-item>
          <text:p text:style-name="P29">Suppose that you have the following set of numbers: 8, 2, 5, 3, 6, 7, 4, 5 The value of the coefficient of variation is .....… (A) 55.4 % (B) 55 % (C) 40 % (D) 50 %</text:p>
        </text:list-item>
        <text:list-item>
          <text:p text:style-name="P29">Suppose that you have the following set of numbers: 8, 2, 5, 3, 6, 7, 4, 5, From the values of the mean, median, and mode, you can conclude that the distribution of these data is .....… (A) positively skewed. (<text:span text:style-name="T38">B</text:span>) negatively skewed. (<text:span text:style-name="T38">C</text:span>) symmetric. <text:span text:style-name="T38">f</text:span>(D) left-skewed.</text:p>
        </text:list-item>
        <text:list-item>
          <text:p text:style-name="P29">Suppose that you have the following set of numbers: 8, 2, 5, 3, 6, 7, 4, 5, The distribution of these data is called ........ distribution.</text:p>
          <text:p text:style-name="P26">(A) bimodal (B) trimodal (C) <text:span text:style-name="T38">uni-modal</text:span> (D) <text:span text:style-name="T38">multi-modal</text:span></text:p>
        </text:list-item>
        <text:list-item>
          <text:p text:style-name="P26">If we have measured the weights of a sample of 50 persons and computed their median, this will be an example of ........ statistics.</text:p>
          <text:p text:style-name="P29">(A) descriptive (B) inferential (C) predictive (D) population</text:p>
        </text:list-item>
        <text:list-item>
          <text:p text:style-name="P29"><text:soft-page-break/><text:s/>Nationality is an example of what level of measurement?</text:p>
          <text:p text:style-name="P26">(A) ordinal (B) nominal (C<text:span text:style-name="T38">)</text:span> ratio (D) interval</text:p>
        </text:list-item>
        <text:list-item>
          <text:p text:style-name="P26">Use the following frequency distribution to answer questions (12-</text:p>
          <text:p text:style-name="P26">Class Limits <text:s/>40-50 <text:s/>50-60 <text:s/>60-70 <text:s/>70-80 <text:s/>80-90 <text:s/>Total</text:p>
          <text:p text:style-name="P30"><text:s/>Frequency <text:s text:c="7"/>3 <text:s text:c="8"/>4 <text:s text:c="8"/>6 <text:s text:c="9"/>5 <text:s text:c="8"/>2 <text:s text:c="7"/>20</text:p>
          <text:p text:style-name="P26">The number of classes is ........</text:p>
          <text:p text:style-name="P30">(A) 3 (B) 6 (C) 4 (D) 5</text:p>
        </text:list-item>
        <text:list-item>
          <text:p text:style-name="P30">What is the width of the class 60 -70?</text:p>
          <text:p text:style-name="P26">(A) 15 (B) 10 (C) 20 (D) 5</text:p>
        </text:list-item>
        <text:list-item>
          <text:p text:style-name="P26">The modal class is .....… (A) 70 – 80 (B) 60 – 70 (C) 50 – 60 (D) 40 - 50</text:p>
        </text:list-item>
        <text:list-item>
          <text:p text:style-name="P26">The value of the range is .....… (A) 50 (B) 45 (C) 40 (D) 55</text:p>
        </text:list-item>
        <text:list-item>
          <text:p text:style-name="P26"><text:s/>Using the class 70 - 80, the lower class limit, and the class ...... and ......, respectively.</text:p>
          <text:p text:style-name="P26">(A) 69.5, 75 (B) 69.75, 70 (C) 80, 70 (D) 70, 75</text:p>
        </text:list-item>
        <text:list-item>
          <text:p text:style-name="P26"><text:s text:c="2"/>What is the cumulative frequency for the class 70 - 80?</text:p>
          <text:p text:style-name="P26">(A) 16 (B) 12 (C) 18 (D) 17</text:p>
        </text:list-item>
        <text:list-item>
          <text:p text:style-name="P26">When data are categorized as Saudi, Egyptian, Syrian, and Sudanese, the most appropriate measure of central tendency is the .........</text:p>
        </text:list-item>
        <text:list-item>
          <text:p text:style-name="P26">(A) mean (B) median (C) <text:span text:style-name="T39">mid-range</text:span> (D) mod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06T17:24:07.551053156</meta:creation-date>
    <dc:date>2023-08-07T05:04:46.727074485</dc:date>
    <meta:editing-duration>PT1H18M39S</meta:editing-duration>
    <meta:editing-cycles>13</meta:editing-cycles>
    <meta:generator>LibreOffice/6.4.6.2$Linux_X86_64 LibreOffice_project/40$Build-2</meta:generator>
    <meta:document-statistic meta:table-count="1" meta:image-count="0" meta:object-count="0" meta:page-count="8" meta:paragraph-count="168" meta:word-count="2468" meta:character-count="13562" meta:non-whitespace-character-count="11237"/>
  </office:meta>
</office:document-meta>
</file>